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00%" fo:text-indent="0cm" style:auto-text-indent="false"/>
      <style:text-properties officeooo:paragraph-rsid="005b4367"/>
    </style:style>
    <style:style style:name="P2" style:family="paragraph" style:parent-style-name="Text_20_body">
      <style:paragraph-properties fo:margin-left="0cm" fo:margin-right="0cm" fo:line-height="100%" fo:text-indent="0cm" style:auto-text-indent="false"/>
      <style:text-properties officeooo:paragraph-rsid="00524703"/>
    </style:style>
    <style:style style:name="P3" style:family="paragraph" style:parent-style-name="Text_20_body">
      <style:paragraph-properties fo:margin-left="0cm" fo:margin-right="0cm" fo:line-height="100%" fo:text-indent="0cm" style:auto-text-indent="false"/>
      <style:text-properties officeooo:paragraph-rsid="009353a0"/>
    </style:style>
    <style:style style:name="P4" style:family="paragraph" style:parent-style-name="Text_20_body">
      <style:paragraph-properties fo:margin-left="0cm" fo:margin-right="0cm" fo:line-height="100%" fo:text-indent="0cm" style:auto-text-indent="false"/>
      <style:text-properties officeooo:paragraph-rsid="009e045e"/>
    </style:style>
    <style:style style:name="P5" style:family="paragraph" style:parent-style-name="Text_20_body">
      <style:paragraph-properties fo:margin-left="0cm" fo:margin-right="0cm" fo:line-height="100%" fo:text-indent="0cm" style:auto-text-indent="false"/>
      <style:text-properties officeooo:paragraph-rsid="00a8ef33"/>
    </style:style>
    <style:style style:name="P6" style:family="paragraph" style:parent-style-name="Text_20_body">
      <style:paragraph-properties fo:margin-left="0cm" fo:margin-right="0cm" fo:line-height="100%" fo:text-indent="0cm" style:auto-text-indent="false"/>
      <style:text-properties officeooo:paragraph-rsid="00bdf57d"/>
    </style:style>
    <style:style style:name="P7" style:family="paragraph" style:parent-style-name="Text_20_body">
      <style:paragraph-properties fo:margin-left="0cm" fo:margin-right="0cm" fo:line-height="100%" fo:text-indent="0cm" style:auto-text-indent="false"/>
      <style:text-properties officeooo:paragraph-rsid="00befd54"/>
    </style:style>
    <style:style style:name="P8" style:family="paragraph" style:parent-style-name="Text_20_body">
      <style:paragraph-properties fo:margin-left="0cm" fo:margin-right="0cm" fo:line-height="100%" fo:text-indent="0cm" style:auto-text-indent="false"/>
      <style:text-properties officeooo:paragraph-rsid="00c04dd0"/>
    </style:style>
    <style:style style:name="P9" style:family="paragraph" style:parent-style-name="Text_20_body">
      <style:paragraph-properties fo:margin-left="0cm" fo:margin-right="0cm" fo:line-height="100%" fo:text-indent="0cm" style:auto-text-indent="false"/>
      <style:text-properties officeooo:paragraph-rsid="00c0a7f5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officeooo:paragraph-rsid="00c36a63"/>
    </style:style>
    <style:style style:name="P11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524703" officeooo:paragraph-rsid="005c1761" style:font-name-asian="Liberation Serif"/>
    </style:style>
    <style:style style:name="P12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524703" officeooo:paragraph-rsid="00643020" style:font-name-asian="Liberation Serif"/>
    </style:style>
    <style:style style:name="P13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officeooo:paragraph-rsid="00606f26"/>
    </style:style>
    <style:style style:name="P14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officeooo:paragraph-rsid="0060af9d"/>
    </style:style>
    <style:style style:name="P15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officeooo:paragraph-rsid="00656557"/>
    </style:style>
    <style:style style:name="P16" style:family="paragraph" style:parent-style-name="Text_20_body">
      <style:paragraph-properties fo:margin-left="0cm" fo:margin-right="0cm" fo:line-height="115%" fo:text-indent="0cm" style:auto-text-indent="false"/>
      <style:text-properties officeooo:paragraph-rsid="0091644e"/>
    </style:style>
    <style:style style:name="P17" style:family="paragraph" style:parent-style-name="Text_20_body">
      <style:paragraph-properties fo:margin-left="0cm" fo:margin-right="0cm" fo:line-height="115%" fo:text-indent="0cm" style:auto-text-indent="false"/>
      <style:text-properties officeooo:paragraph-rsid="009f45c2"/>
    </style:style>
    <style:style style:name="P18" style:family="paragraph" style:parent-style-name="Text_20_body">
      <style:paragraph-properties fo:margin-left="0cm" fo:margin-right="0cm" fo:line-height="115%" fo:text-indent="0cm" style:auto-text-indent="false"/>
      <style:text-properties officeooo:paragraph-rsid="00bc5dd8"/>
    </style:style>
    <style:style style:name="P19" style:family="paragraph" style:parent-style-name="Text_20_body">
      <style:paragraph-properties fo:margin-left="0cm" fo:margin-right="0cm" fo:line-height="115%" fo:text-indent="0cm" style:auto-text-indent="false"/>
      <style:text-properties officeooo:paragraph-rsid="00cae14a"/>
    </style:style>
    <style:style style:name="P20" style:family="paragraph" style:parent-style-name="Text_20_body">
      <style:paragraph-properties fo:margin-left="0cm" fo:margin-right="0cm" fo:line-height="115%" fo:text-indent="0cm" style:auto-text-indent="false"/>
      <style:text-properties officeooo:paragraph-rsid="00d0bce4"/>
    </style:style>
    <style:style style:name="P21" style:family="paragraph" style:parent-style-name="Text_20_body">
      <style:paragraph-properties fo:margin-left="0cm" fo:margin-right="0cm" fo:line-height="115%" fo:text-indent="0cm" style:auto-text-indent="false"/>
      <style:text-properties officeooo:paragraph-rsid="00d3c821"/>
    </style:style>
    <style:style style:name="P22" style:family="paragraph" style:parent-style-name="Text_20_body">
      <style:paragraph-properties fo:margin-left="0cm" fo:margin-right="0cm" fo:line-height="115%" fo:text-indent="0cm" style:auto-text-indent="false"/>
      <style:text-properties style:font-name="Liberation Serif" officeooo:paragraph-rsid="00d4dadf"/>
    </style:style>
    <style:style style:name="P23" style:family="paragraph" style:parent-style-name="Text_20_body">
      <style:paragraph-properties fo:margin-left="0cm" fo:margin-right="0cm" fo:line-height="115%" fo:text-indent="0cm" style:auto-text-indent="false"/>
      <style:text-properties style:font-name="Liberation Serif" officeooo:paragraph-rsid="00d590c4"/>
    </style:style>
    <style:style style:name="P24" style:family="paragraph" style:parent-style-name="Preformatted_20_Text">
      <style:paragraph-properties fo:margin-left="0cm" fo:margin-right="0cm" fo:line-height="100%" fo:text-indent="0cm" style:auto-text-indent="false"/>
      <style:text-properties officeooo:paragraph-rsid="009353a0"/>
    </style:style>
    <style:style style:name="P25" style:family="paragraph" style:parent-style-name="Preformatted_20_Text">
      <style:paragraph-properties fo:margin-left="0cm" fo:margin-right="0cm" fo:line-height="100%" fo:text-indent="0cm" style:auto-text-indent="false"/>
      <style:text-properties officeooo:paragraph-rsid="009a893e"/>
    </style:style>
    <style:style style:name="P26" style:family="paragraph" style:parent-style-name="Text_20_body">
      <style:text-properties style:text-position="0% 100%" officeooo:rsid="0020adab" officeooo:paragraph-rsid="00358433"/>
    </style:style>
    <style:style style:name="P27" style:family="paragraph" style:parent-style-name="Text_20_body">
      <style:text-properties officeooo:paragraph-rsid="002b5208"/>
    </style:style>
    <style:style style:name="P28" style:family="paragraph" style:parent-style-name="Text_20_body">
      <style:text-properties officeooo:paragraph-rsid="00358433"/>
    </style:style>
    <style:style style:name="P29" style:family="paragraph" style:parent-style-name="Text_20_body">
      <style:text-properties officeooo:paragraph-rsid="0040c7db"/>
    </style:style>
    <style:style style:name="P30" style:family="paragraph" style:parent-style-name="Text_20_body">
      <style:text-properties officeooo:paragraph-rsid="0045dfca"/>
    </style:style>
    <style:style style:name="P31" style:family="paragraph" style:parent-style-name="Text_20_body">
      <style:text-properties officeooo:paragraph-rsid="00589750"/>
    </style:style>
    <style:style style:name="P32" style:family="paragraph" style:parent-style-name="Text_20_body">
      <style:text-properties officeooo:paragraph-rsid="007e82bf"/>
    </style:style>
    <style:style style:name="P33" style:family="paragraph" style:parent-style-name="Text_20_body">
      <style:text-properties officeooo:paragraph-rsid="0086cee0"/>
    </style:style>
    <style:style style:name="P34" style:family="paragraph" style:parent-style-name="Text_20_body">
      <style:paragraph-properties fo:line-height="115%"/>
      <style:text-properties officeooo:paragraph-rsid="0087d2a6"/>
    </style:style>
    <style:style style:name="P35" style:family="paragraph" style:parent-style-name="Text_20_body">
      <style:text-properties officeooo:paragraph-rsid="00d77a7c"/>
    </style:style>
    <style:style style:name="P36" style:family="paragraph" style:parent-style-name="Text_20_body">
      <style:text-properties officeooo:paragraph-rsid="00d8df1d"/>
    </style:style>
    <style:style style:name="P37" style:family="paragraph" style:parent-style-name="Text_20_body">
      <style:text-properties officeooo:paragraph-rsid="00e53ef7"/>
    </style:style>
    <style:style style:name="P38" style:family="paragraph" style:parent-style-name="Text_20_body">
      <style:paragraph-properties fo:margin-left="1.482cm" fo:margin-right="0cm" fo:line-height="100%" fo:text-indent="0cm" style:auto-text-indent="false"/>
      <style:text-properties style:text-position="0% 100%" officeooo:rsid="004b8605" officeooo:paragraph-rsid="0045dfca"/>
    </style:style>
    <style:style style:name="P39" style:family="paragraph" style:parent-style-name="Text_20_body">
      <style:paragraph-properties fo:margin-left="1.482cm" fo:margin-right="0cm" fo:line-height="100%" fo:text-indent="0cm" style:auto-text-indent="false"/>
      <style:text-properties officeooo:paragraph-rsid="0045dfca"/>
    </style:style>
    <style:style style:name="P40" style:family="paragraph" style:parent-style-name="Text_20_body">
      <style:paragraph-properties fo:margin-left="1.482cm" fo:margin-right="0cm" fo:line-height="100%" fo:text-indent="0cm" style:auto-text-indent="false"/>
      <style:text-properties style:text-position="0% 100%" officeooo:rsid="004b8605" officeooo:paragraph-rsid="0045dfca"/>
    </style:style>
    <style:style style:name="P41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524703" officeooo:paragraph-rsid="00a8ef33" style:font-name-asian="Liberation Serif"/>
    </style:style>
    <style:style style:name="P42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524703" officeooo:paragraph-rsid="00b00703" style:font-name-asian="Liberation Serif"/>
    </style:style>
    <style:style style:name="P43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524703" officeooo:paragraph-rsid="00bdefdb" style:font-name-asian="Liberation Serif"/>
    </style:style>
    <style:style style:name="P44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20adab" officeooo:paragraph-rsid="009353a0" style:font-name-asian="Liberation Serif"/>
    </style:style>
    <style:style style:name="P45" style:family="paragraph" style:parent-style-name="Text_20_body">
      <style:paragraph-properties fo:margin-left="0cm" fo:margin-right="0cm" fo:line-height="115%" fo:text-indent="0cm" style:auto-text-indent="false"/>
      <style:text-properties style:text-position="0% 100%" style:font-name="Liberation Serif" officeooo:rsid="0020adab" officeooo:paragraph-rsid="00a2a8fc" style:font-name-asian="Liberation Serif"/>
    </style:style>
    <style:style style:name="P46" style:family="paragraph" style:parent-style-name="Text_20_body">
      <style:paragraph-properties fo:margin-left="0cm" fo:margin-right="0cm" fo:line-height="115%" fo:text-indent="0cm" style:auto-text-indent="false"/>
      <style:text-properties style:text-position="0% 100%" style:font-name="Liberation Serif" officeooo:rsid="00d0bce4" officeooo:paragraph-rsid="00d3c821" style:font-name-asian="Liberation Serif"/>
    </style:style>
    <style:style style:name="P47" style:family="paragraph" style:parent-style-name="Heading_20_3">
      <style:text-properties officeooo:paragraph-rsid="007d0788"/>
    </style:style>
    <style:style style:name="P48" style:family="paragraph" style:parent-style-name="Heading_20_3">
      <style:text-properties officeooo:paragraph-rsid="0028c7ac"/>
    </style:style>
    <style:style style:name="P49" style:family="paragraph" style:parent-style-name="Heading_20_3">
      <style:text-properties officeooo:paragraph-rsid="00404071"/>
    </style:style>
    <style:style style:name="P50" style:family="paragraph" style:parent-style-name="Heading_20_3">
      <style:text-properties officeooo:paragraph-rsid="0045dfca"/>
    </style:style>
    <style:style style:name="P51" style:family="paragraph" style:parent-style-name="Heading_20_3">
      <style:paragraph-properties fo:margin-left="0cm" fo:margin-right="0cm" fo:line-height="100%" fo:text-indent="0cm" style:auto-text-indent="false"/>
      <style:text-properties officeooo:paragraph-rsid="00a8ef33"/>
    </style:style>
    <style:style style:name="P52" style:family="paragraph" style:parent-style-name="Heading_20_3">
      <style:paragraph-properties fo:margin-left="0cm" fo:margin-right="0cm" fo:line-height="100%" fo:text-indent="0cm" style:auto-text-indent="false"/>
      <style:text-properties officeooo:paragraph-rsid="0050fffd"/>
    </style:style>
    <style:style style:name="P53" style:family="paragraph" style:parent-style-name="Heading_20_3">
      <style:paragraph-properties fo:margin-left="0cm" fo:margin-right="0cm" fo:line-height="100%" fo:text-indent="0cm" style:auto-text-indent="false"/>
      <style:text-properties officeooo:paragraph-rsid="0091644e"/>
    </style:style>
    <style:style style:name="P54" style:family="paragraph" style:parent-style-name="Heading_20_3">
      <style:paragraph-properties fo:margin-left="0cm" fo:margin-right="0cm" fo:line-height="100%" fo:text-indent="0cm" style:auto-text-indent="false"/>
      <style:text-properties officeooo:paragraph-rsid="005b4367"/>
    </style:style>
    <style:style style:name="P55" style:family="paragraph" style:parent-style-name="Heading_20_3">
      <style:paragraph-properties fo:margin-left="0cm" fo:margin-right="0cm" fo:line-height="100%" fo:text-indent="0cm" style:auto-text-indent="false"/>
      <style:text-properties officeooo:paragraph-rsid="00a2a8fc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style:font-name-asian="Liberation Serif"/>
    </style:style>
    <style:style style:name="T3" style:family="text">
      <style:text-properties style:font-name="Liberation Serif" fo:font-size="14.1000003814697pt" fo:font-weight="bold" officeooo:rsid="004a0efc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4" style:family="text">
      <style:text-properties style:font-name="Liberation Serif" fo:font-size="14.1000003814697pt" fo:font-weight="bold" officeooo:rsid="002a1a21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5" style:family="text">
      <style:text-properties style:font-name="Liberation Serif" fo:font-size="14.1000003814697pt" fo:font-weight="bold" officeooo:rsid="0045dfca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6" style:family="text">
      <style:text-properties style:text-position="0% 100%" style:font-name="Liberation Serif" fo:font-size="14.1000003814697pt" fo:font-weight="bold" officeooo:rsid="00404071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7" style:family="text">
      <style:text-properties style:text-position="0% 100%" style:font-name="Liberation Serif" fo:font-size="14.1000003814697pt" fo:font-weight="bold" officeooo:rsid="002a1a21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8" style:family="text">
      <style:text-properties style:text-position="0% 100%" style:font-name="Liberation Serif" fo:font-size="14.1000003814697pt" fo:font-weight="bold" officeooo:rsid="0045dfca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9" style:family="text">
      <style:text-properties style:text-position="0% 100%" style:font-name="Liberation Serif" fo:font-size="14.1000003814697pt" fo:font-weight="bold" officeooo:rsid="005b4367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0" style:family="text">
      <style:text-properties style:text-position="0% 100%" style:font-name="Liberation Serif" fo:font-size="14.1000003814697pt" fo:font-weight="bold" officeooo:rsid="0091644e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1" style:family="text">
      <style:text-properties style:text-position="0% 100%" style:font-name="Liberation Serif" fo:font-size="14.1000003814697pt" fo:font-weight="bold" officeooo:rsid="00a2a8fc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2" style:family="text">
      <style:text-properties style:text-position="0% 100%" style:font-name="Liberation Serif" fo:font-size="14.1000003814697pt" fo:font-weight="bold" officeooo:rsid="00a48828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3" style:family="text">
      <style:text-properties style:text-position="0% 100%" style:font-name="Liberation Serif" fo:font-size="14.1000003814697pt" fo:font-weight="bold" officeooo:rsid="00cdbcc9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4" style:family="text">
      <style:text-properties style:text-position="0% 100%" style:font-name="Liberation Serif" fo:font-size="14.1000003814697pt" fo:font-weight="bold" officeooo:rsid="00eb0d3f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5" style:family="text">
      <style:text-properties style:text-position="0% 100%" style:font-name="Liberation Serif" officeooo:rsid="0020adab" style:font-name-asian="Liberation Serif"/>
    </style:style>
    <style:style style:name="T16" style:family="text">
      <style:text-properties style:text-position="0% 100%" style:font-name="Liberation Serif" officeooo:rsid="0040c7db" style:font-name-asian="Liberation Serif"/>
    </style:style>
    <style:style style:name="T17" style:family="text">
      <style:text-properties style:text-position="0% 100%" style:font-name="Liberation Serif" officeooo:rsid="004c1cf0" style:font-name-asian="Liberation Serif"/>
    </style:style>
    <style:style style:name="T18" style:family="text">
      <style:text-properties style:text-position="0% 100%" style:font-name="Liberation Serif" officeooo:rsid="00477b4e" style:font-name-asian="Liberation Serif"/>
    </style:style>
    <style:style style:name="T19" style:family="text">
      <style:text-properties style:text-position="0% 100%" style:font-name="Liberation Serif" officeooo:rsid="00524703" style:font-name-asian="Liberation Serif"/>
    </style:style>
    <style:style style:name="T20" style:family="text">
      <style:text-properties style:text-position="0% 100%" style:font-name="Liberation Serif" officeooo:rsid="005c1761" style:font-name-asian="Liberation Serif"/>
    </style:style>
    <style:style style:name="T21" style:family="text">
      <style:text-properties style:text-position="0% 100%" style:font-name="Liberation Serif" officeooo:rsid="00b12d16" style:font-name-asian="Liberation Serif"/>
    </style:style>
    <style:style style:name="T22" style:family="text">
      <style:text-properties style:text-position="0% 100%" style:font-name="Liberation Serif" officeooo:rsid="00b9de41" style:font-name-asian="Liberation Serif"/>
    </style:style>
    <style:style style:name="T23" style:family="text">
      <style:text-properties style:text-position="0% 100%" style:font-name="Liberation Serif" officeooo:rsid="00bb2246" style:font-name-asian="Liberation Serif"/>
    </style:style>
    <style:style style:name="T24" style:family="text">
      <style:text-properties style:text-position="0% 100%" style:font-name="Liberation Serif" officeooo:rsid="00bb82ea" style:font-name-asian="Liberation Serif"/>
    </style:style>
    <style:style style:name="T25" style:family="text">
      <style:text-properties style:text-position="0% 100%" style:font-name="Liberation Serif" officeooo:rsid="00bdf57d" style:font-name-asian="Liberation Serif"/>
    </style:style>
    <style:style style:name="T26" style:family="text">
      <style:text-properties style:text-position="0% 100%" style:font-name="Liberation Serif" officeooo:rsid="00c04dd0" style:font-name-asian="Liberation Serif"/>
    </style:style>
    <style:style style:name="T27" style:family="text">
      <style:text-properties style:text-position="0% 100%" style:font-name="Liberation Serif" officeooo:rsid="00c0a7f5" style:font-name-asian="Liberation Serif"/>
    </style:style>
    <style:style style:name="T28" style:family="text">
      <style:text-properties style:text-position="0% 100%" style:font-name="Liberation Serif" officeooo:rsid="00c36a63" style:font-name-asian="Liberation Serif"/>
    </style:style>
    <style:style style:name="T29" style:family="text">
      <style:text-properties style:text-position="0% 100%" style:font-name="Liberation Serif" officeooo:rsid="00c97288" style:font-name-asian="Liberation Serif"/>
    </style:style>
    <style:style style:name="T30" style:family="text">
      <style:text-properties style:text-position="0% 100%" style:font-name="Liberation Serif" officeooo:rsid="00cae14a" style:font-name-asian="Liberation Serif"/>
    </style:style>
    <style:style style:name="T31" style:family="text">
      <style:text-properties style:text-position="0% 100%" style:font-name="Liberation Serif" officeooo:rsid="00d0bce4" style:font-name-asian="Liberation Serif"/>
    </style:style>
    <style:style style:name="T32" style:family="text">
      <style:text-properties style:text-position="0% 100%" style:font-name="Liberation Serif" officeooo:rsid="00d25f72" style:font-name-asian="Liberation Serif"/>
    </style:style>
    <style:style style:name="T33" style:family="text">
      <style:text-properties style:text-position="0% 100%" style:font-name="Liberation Serif" officeooo:rsid="00d41166" style:font-name-asian="Liberation Serif"/>
    </style:style>
    <style:style style:name="T34" style:family="text">
      <style:text-properties style:text-position="0% 100%" style:font-name="Liberation Serif" officeooo:rsid="00d77a7c" style:font-name-asian="Liberation Serif"/>
    </style:style>
    <style:style style:name="T35" style:family="text">
      <style:text-properties style:text-position="0% 100%" style:font-name="Liberation Serif" officeooo:rsid="00e057e5" style:font-name-asian="Liberation Serif"/>
    </style:style>
    <style:style style:name="T36" style:family="text">
      <style:text-properties style:text-position="0% 100%" style:font-name="Liberation Serif" officeooo:rsid="00e1a8a4" style:font-name-asian="Liberation Serif"/>
    </style:style>
    <style:style style:name="T37" style:family="text">
      <style:text-properties style:text-position="0% 100%" style:font-name="Liberation Serif" officeooo:rsid="00e3809c" style:font-name-asian="Liberation Serif"/>
    </style:style>
    <style:style style:name="T38" style:family="text">
      <style:text-properties style:text-position="0% 100%" style:font-name="Liberation Serif" officeooo:rsid="00d4dadf" style:font-name-asian="Liberation Serif"/>
    </style:style>
    <style:style style:name="T39" style:family="text">
      <style:text-properties style:text-position="0% 100%" style:font-name="Liberation Serif" officeooo:rsid="00eb0d3f" style:font-name-asian="Liberation Serif"/>
    </style:style>
    <style:style style:name="T40" style:family="text">
      <style:text-properties style:text-position="0% 100%" style:font-name="Liberation Serif" officeooo:rsid="0020adab"/>
    </style:style>
    <style:style style:name="T41" style:family="text">
      <style:text-properties style:text-position="0% 100%" style:font-name="Liberation Serif" fo:font-size="12pt" officeooo:rsid="00477b4e" style:font-name-asian="Liberation Serif" style:font-size-asian="12pt" style:font-size-complex="12pt"/>
    </style:style>
    <style:style style:name="T42" style:family="text">
      <style:text-properties style:text-position="0% 100%" style:font-name="Liberation Serif" fo:font-size="12pt" officeooo:rsid="00524703" style:font-name-asian="Liberation Serif" style:font-size-asian="12pt" style:font-size-complex="12pt"/>
    </style:style>
    <style:style style:name="T43" style:family="text">
      <style:text-properties style:text-position="0% 100%" style:font-name="Liberation Serif" fo:font-size="12pt" officeooo:rsid="0067590d" style:font-name-asian="Liberation Serif" style:font-size-asian="12pt" style:font-size-complex="12pt"/>
    </style:style>
    <style:style style:name="T44" style:family="text">
      <style:text-properties style:text-position="0% 100%" style:font-name="Liberation Serif" fo:font-size="12pt" officeooo:rsid="00477b4e" style:font-size-asian="12pt" style:font-size-complex="12pt"/>
    </style:style>
    <style:style style:name="T45" style:family="text">
      <style:text-properties style:text-position="0% 100%" style:font-name="Liberation Serif" fo:font-size="10.5pt" officeooo:rsid="00524703" style:font-name-asian="Liberation Serif" style:font-size-asian="10.5pt" style:font-size-complex="10.5pt"/>
    </style:style>
    <style:style style:name="T46" style:family="text">
      <style:text-properties style:text-position="0% 100%" style:font-name="Liberation Serif" fo:font-size="10.5pt" officeooo:rsid="00c36a63" style:font-name-asian="Liberation Serif" style:font-size-asian="10.5pt" style:font-size-complex="10.5pt"/>
    </style:style>
    <style:style style:name="T47" style:family="text">
      <style:text-properties style:text-position="0% 100%" style:font-name="Liberation Serif" fo:font-size="10.5pt" officeooo:rsid="00477b4e" style:font-name-asian="Liberation Serif" style:font-size-asian="10.5pt" style:font-size-complex="10.5pt"/>
    </style:style>
    <style:style style:name="T48" style:family="text">
      <style:text-properties style:text-position="0% 100%" style:font-name="Liberation Serif" fo:font-size="10.5pt" officeooo:rsid="00b12d16" style:font-name-asian="Liberation Serif" style:font-size-asian="10.5pt" style:font-size-complex="10.5pt"/>
    </style:style>
    <style:style style:name="T49" style:family="text">
      <style:text-properties style:text-position="0% 100%" style:font-name="Liberation Serif" fo:font-size="10.5pt" officeooo:rsid="0040c7db" style:font-name-asian="Liberation Serif" style:font-size-asian="10.5pt" style:font-size-complex="10.5pt"/>
    </style:style>
    <style:style style:name="T50" style:family="text">
      <style:text-properties style:text-position="0% 100%" style:font-name="Liberation Serif" fo:font-size="10.5pt" officeooo:rsid="00dc9a04" style:font-name-asian="Liberation Serif" style:font-size-asian="10.5pt" style:font-size-complex="10.5pt"/>
    </style:style>
    <style:style style:name="T51" style:family="text">
      <style:text-properties style:text-position="0% 100%" officeooo:rsid="0020adab"/>
    </style:style>
    <style:style style:name="T52" style:family="text">
      <style:text-properties style:text-position="0% 100%" officeooo:rsid="00477b4e"/>
    </style:style>
    <style:style style:name="T53" style:family="text">
      <style:text-properties style:text-position="0% 100%" officeooo:rsid="004b8605"/>
    </style:style>
    <style:style style:name="T54" style:family="text">
      <style:text-properties style:text-position="0% 100%" officeooo:rsid="004c1cf0"/>
    </style:style>
    <style:style style:name="T55" style:family="text">
      <style:text-properties style:text-position="0% 100%" officeooo:rsid="00d0bce4" style:font-name-asian="Liberation Serif"/>
    </style:style>
    <style:style style:name="T56" style:family="text">
      <style:text-properties style:text-position="0% 100%" officeooo:rsid="00d4dadf" style:font-name-asian="Liberation Serif"/>
    </style:style>
    <style:style style:name="T57" style:family="text">
      <style:text-properties style:text-position="0% 100%" officeooo:rsid="00d590c4" style:font-name-asian="Liberation Serif"/>
    </style:style>
    <style:style style:name="T58" style:family="text">
      <style:text-properties style:text-position="0% 100%" officeooo:rsid="00d8df1d"/>
    </style:style>
    <style:style style:name="T59" style:family="text">
      <style:text-properties style:text-position="0% 100%" officeooo:rsid="00dac423"/>
    </style:style>
    <style:style style:name="T60" style:family="text">
      <style:text-properties style:text-position="0% 100%" officeooo:rsid="00e3ddeb"/>
    </style:style>
    <style:style style:name="T61" style:family="text">
      <style:text-properties style:text-position="0% 100%" officeooo:rsid="00e5e015"/>
    </style:style>
    <style:style style:name="T62" style:family="text">
      <style:text-properties style:text-position="0% 100%" officeooo:rsid="00e79e70"/>
    </style:style>
    <style:style style:name="T63" style:family="text">
      <style:text-properties style:text-position="0% 100%" officeooo:rsid="00e83575"/>
    </style:style>
    <style:style style:name="T64" style:family="text">
      <style:text-properties style:text-position="0% 100%" officeooo:rsid="00e86b40"/>
    </style:style>
    <style:style style:name="T65" style:family="text">
      <style:text-properties officeooo:rsid="002fdf64"/>
    </style:style>
    <style:style style:name="T66" style:family="text">
      <style:text-properties officeooo:rsid="003017e5"/>
    </style:style>
    <style:style style:name="T67" style:family="text">
      <style:text-properties officeooo:rsid="0038a65c"/>
    </style:style>
    <style:style style:name="T68" style:family="text">
      <style:text-properties officeooo:rsid="0039769f"/>
    </style:style>
    <style:style style:name="T69" style:family="text">
      <style:text-properties officeooo:rsid="003a60a6"/>
    </style:style>
    <style:style style:name="T70" style:family="text">
      <style:text-properties officeooo:rsid="003c3df2"/>
    </style:style>
    <style:style style:name="T71" style:family="text">
      <style:text-properties officeooo:rsid="003d969e"/>
    </style:style>
    <style:style style:name="T72" style:family="text">
      <style:text-properties officeooo:rsid="003f085f"/>
    </style:style>
    <style:style style:name="T73" style:family="text">
      <style:text-properties officeooo:rsid="003f7c2f"/>
    </style:style>
    <style:style style:name="T74" style:family="text">
      <style:text-properties officeooo:rsid="00477b4e"/>
    </style:style>
    <style:style style:name="T75" style:family="text">
      <style:text-properties officeooo:rsid="0020adab"/>
    </style:style>
    <style:style style:name="T76" style:family="text">
      <style:text-properties officeooo:rsid="005c1761"/>
    </style:style>
    <style:style style:name="T77" style:family="text">
      <style:text-properties officeooo:rsid="007e8e7d"/>
    </style:style>
    <style:style style:name="T78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20adab" style:font-name-asian="Liberation Serif" style:font-size-asian="10.5pt" style:font-size-complex="10.5pt" loext:padding="0cm" loext:border="none"/>
    </style:style>
    <style:style style:name="T79" style:family="text">
      <style:text-properties fo:font-variant="normal" fo:text-transform="none" fo:color="#191b1f" style:text-position="0% 100%" style:font-name="Liberation Serif" fo:font-size="12pt" fo:letter-spacing="normal" fo:font-style="normal" fo:font-weight="normal" officeooo:rsid="0020adab" style:font-name-asian="Liberation Serif" style:font-size-asian="12pt" style:font-size-complex="12pt" loext:padding="0cm" loext:border="none"/>
    </style:style>
    <style:style style:name="T80" style:family="text">
      <style:text-properties fo:font-variant="normal" fo:text-transform="none" fo:color="#191b1f" style:text-position="0% 100%" style:font-name="Liberation Serif" fo:font-size="12pt" fo:letter-spacing="normal" fo:font-style="normal" fo:font-weight="normal" officeooo:rsid="009a893e" style:font-name-asian="Liberation Serif" style:font-size-asian="12pt" style:font-name-complex="Liberation Mono" style:font-size-complex="12pt" loext:padding="0cm" loext:border="none"/>
    </style:style>
    <style:style style:name="T81" style:family="text">
      <style:text-properties fo:font-variant="normal" fo:text-transform="none" fo:color="#191b1f" style:text-position="0% 100%" style:font-name="Liberation Serif" fo:font-size="12pt" fo:letter-spacing="normal" fo:font-style="normal" fo:font-weight="normal" officeooo:rsid="009e045e" style:font-name-asian="Liberation Serif" style:font-size-asian="12pt" style:font-name-complex="Liberation Mono" style:font-size-complex="12pt" loext:padding="0cm" loext:border="none"/>
    </style:style>
    <style:style style:name="T82" style:family="text">
      <style:text-properties fo:font-variant="normal" fo:text-transform="none" fo:color="#000000" style:font-name="Liberation Serif" fo:font-size="10.5pt" fo:letter-spacing="normal" fo:font-style="normal" fo:font-weight="normal" style:font-name-asian="Liberation Serif"/>
    </style:style>
    <style:style style:name="T83" style:family="text">
      <style:text-properties fo:font-variant="normal" fo:text-transform="none" fo:color="#000000" style:font-name="Liberation Serif" fo:font-size="10.5pt" fo:letter-spacing="normal" fo:font-style="normal" fo:font-weight="normal" style:font-name-asian="Liberation Serif" loext:padding="0cm" loext:border="none"/>
    </style:style>
    <style:style style:name="T84" style:family="text">
      <style:text-properties fo:font-variant="normal" fo:text-transform="none" fo:color="#000000" style:font-name="Liberation Serif" fo:letter-spacing="normal" style:font-name-asian="Liberation Serif"/>
    </style:style>
    <style:style style:name="T85" style:family="text">
      <style:text-properties fo:font-variant="normal" fo:text-transform="none" fo:color="#000000" style:font-name="Liberation Serif" fo:letter-spacing="normal" style:font-name-asian="Liberation Serif" style:font-size-asian="10.5pt" style:font-style-asian="normal" style:font-weight-asian="normal" loext:padding="0cm" loext:border="none"/>
    </style:style>
    <style:style style:name="T86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d8df1d" style:font-name-asian="Liberation Serif" loext:padding="0cm" loext:border="none"/>
    </style:style>
    <style:style style:name="T87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20adab" style:font-name-asian="Liberation Serif" style:font-size-asian="10.5pt" style:font-size-complex="10.5pt" loext:padding="0cm" loext:border="none"/>
    </style:style>
    <style:style style:name="T88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20adab" style:font-name-asian="Liberation Serif" style:font-size-asian="10.5pt" style:font-size-complex="10.5pt" loext:padding="0cm" loext:border="none"/>
    </style:style>
    <style:style style:name="T89" style:family="text">
      <style:text-properties officeooo:rsid="00e3dd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7" text:outline-level="3"><text:span text:style-name="T4">super().__init__()的用法</text:span><text:span text:style-name="T2">：</text:span></text:h>
      <text:p text:style-name="P34"><text:span text:style-name="Source_20_Text"><text:span text:style-name="T2"><text:s text:c="4"/>• 如果子类B和父类A，都写了init方法，那么A的init方法就会被B覆盖。想调用A的init方法需要用super去调用。</text:span></text:span></text:p>
      <text:p text:style-name="P33"><text:s text:c="4"/>• super() 函数是用于调用父类函数的一个方法<text:span text:style-name="T65">。</text:span></text:p>
      <text:p text:style-name="P32"><text:s text:c="4"/>• 在<text:span text:style-name="T77">p</text:span>ython2中，super()的完整用法是super(自己类名，self)，<text:span text:style-name="T65">而</text:span><text:span text:style-name="T77">p</text:span><text:span text:style-name="T65">ython3中可以简写为super()。</text:span></text:p>
      <text:h text:style-name="P48" text:outline-level="3"><text:span text:style-name="T3">_</text:span><text:span text:style-name="T4">init_.py文件</text:span><text:span text:style-name="T2">：</text:span></text:h>
      <text:p text:style-name="P28"><text:s text:c="4"/>• 一个python项目，里面的每一个文件夹都可以认为是一个package，而每一个.py文件被认为是一个module。当你新建一个<text:span text:style-name="T67">p</text:span>ython <text:span text:style-name="T68">p</text:span>ackage的时候，需要创建一个<text:span text:style-name="T51">_</text:span><text:span text:style-name="T1">_init_</text:span><text:span text:style-name="T40">_</text:span><text:span text:style-name="T1">.py</text:span>文件。这个_init_.py文件可以看作这个package的初始化文件<text:span text:style-name="T65">。</text:span></text:p>
      <text:p text:style-name="P27"><text:s text:c="4"/>• 当我们从一个package里面调用东西的时候，该__init__.py文件内的代码会被首先执行<text:span text:style-name="T66">。</text:span></text:p>
      <text:p text:style-name="P31"><text:s text:c="4"/>• 如果<text:span text:style-name="T69">package</text:span><text:span text:style-name="T71">的</text:span>__init__.py文件中已经import<text:span text:style-name="T70">了该package</text:span>的module，调用<text:span text:style-name="T72">该</text:span>package<text:span text:style-name="T72">的module</text:span>时，<text:span text:style-name="T73">就</text:span>不再需要手动导入各个module。</text:p>
      <text:p text:style-name="P26"><text:s text:c="4"/>• __init__.py中还有一个重要的变量，__all__, 它用来将模块全部导入。</text:p>
      <text:h text:style-name="P49" text:outline-level="3"><text:span text:style-name="T6">f-string</text:span><text:span text:style-name="T7">方法</text:span><text:span text:style-name="T15">：</text:span></text:h>
      <text:p text:style-name="P35"><text:span text:style-name="T15"><text:s text:c="4"/>• 这个方法主要是用于</text:span><text:span text:style-name="T35">把一个变量</text:span><text:span text:style-name="T16">格式化</text:span><text:span text:style-name="T37">为</text:span><text:span text:style-name="T36">一个</text:span><text:span text:style-name="T16">字符串字面值</text:span></text:p>
      <text:p text:style-name="P35"><text:span text:style-name="T15"><text:s text:c="4"/>• </text:span><text:span text:style-name="T34">语法</text:span><text:span text:style-name="T16">：</text:span><text:span text:style-name="T49">f"...{各种类型变量}</text:span><text:span text:style-name="T50">...</text:span><text:span text:style-name="T49">"</text:span></text:p>
      <text:p text:style-name="P29"><text:span text:style-name="T15"><text:s text:c="4"/>• 例子</text:span><text:span text:style-name="T16">：</text:span></text:p>
      <text:p text:style-name="P28"><text:span text:style-name="T51"><text:tab/><text:tab/></text:span><text:span text:style-name="T82">name </text:span><text:span text:style-name="T83">=</text:span><text:span text:style-name="T84"> </text:span><text:span text:style-name="T83">"</text:span><text:span text:style-name="T85">张三</text:span><text:span text:style-name="T83">"</text:span></text:p>
      <text:p text:style-name="P36"><text:span text:style-name="T51"><text:tab/><text:tab/></text:span><text:span text:style-name="T58">print(f</text:span><text:span text:style-name="T86">"{name}是一个法外狂徒"）</text:span></text:p>
      <text:p text:style-name="P28"><text:span text:style-name="T51"><text:tab/><text:tab/></text:span><text:span text:style-name="T58">&gt;&gt;&gt;</text:span><text:span text:style-name="T59">张三是一个法外狂徒</text:span></text:p>
      <text:h text:style-name="P50" text:outline-level="3"><text:span text:style-name="T4">函数装饰</text:span><text:span text:style-name="T5">器</text:span><text:span text:style-name="T2">：</text:span></text:h>
      <text:p text:style-name="P30"><text:span text:style-name="T51"><text:s text:c="4"/>• </text:span><text:span text:style-name="T61">把</text:span><text:span text:style-name="T52">标识符@</text:span><text:span text:style-name="T62">和函数名</text:span><text:span text:style-name="T53">放在一个函数定义的</text:span><text:span text:style-name="T63">上</text:span><text:span text:style-name="T53">方和这个函数绑定在一起。在我们调用这个函数的时候，第一件事并不是执行这个函数，而是将这个函数做为参数传入它头顶</text:span><text:span text:style-name="T64">的这个函数</text:span><text:span text:style-name="T53">，该函数称之为装饰函数或装饰器。</text:span></text:p>
      <text:p text:style-name="P37"><text:span text:style-name="T51"><text:s text:c="4"/>• </text:span><text:span text:style-name="T53">例子</text:span><text:span text:style-name="T54">：</text:span></text:p>
      <text:p text:style-name="P38">def my_decorator(func):</text:p>
      <text:p text:style-name="P38"><text:s text:c="6"/>def wrapper():</text:p>
      <text:p text:style-name="P38"><text:s text:c="13"/>print('wrapper of decorator')</text:p>
      <text:p text:style-name="P38"><text:s text:c="13"/>func()</text:p>
      <text:p text:style-name="P38"><text:s text:c="6"/>return wrapper</text:p>
      <text:p text:style-name="P38"><text:soft-page-break/>@my_decorator</text:p>
      <text:p text:style-name="P38">def greet():</text:p>
      <text:p text:style-name="P38"><text:s text:c="6"/>print('hello world')</text:p>
      <text:p text:style-name="P38">greet()</text:p>
      <text:p text:style-name="P38"><text:span text:style-name="T89">&gt;&gt;&gt;</text:span>wrapper of decorator</text:p>
      <text:p text:style-name="P39"><text:span text:style-name="T60">&gt;&gt;&gt;</text:span><text:span text:style-name="T53">hello w</text:span><text:span text:style-name="T54">orld</text:span></text:p>
      <text:h text:style-name="P51" text:outline-level="3"><text:span text:style-name="T8">可变参数*</text:span><text:span text:style-name="T12">args</text:span><text:span text:style-name="T17">：</text:span></text:h>
      <text:p text:style-name="P18"><text:span text:style-name="T15"><text:s text:c="4"/>• </text:span><text:span text:style-name="T18">*args 允许我们将可变数量的参数传递给 </text:span><text:span text:style-name="T47">python</text:span><text:span text:style-name="T18">函数</text:span><text:span text:style-name="T24">，参数在函数内部以</text:span><text:span text:style-name="T21">元组（</text:span><text:span text:style-name="T48">tuple</text:span><text:span text:style-name="T21">）形式存储在args中</text:span><text:span text:style-name="T29">，参数名也可以是*加上其他名字</text:span><text:span text:style-name="T18">。</text:span></text:p>
      <text:p text:style-name="P5"><text:span text:style-name="T15"><text:s text:c="4"/>• 例子</text:span><text:span text:style-name="T19">：</text:span></text:p>
      <text:p text:style-name="P41"><text:tab/><text:tab/><text:tab/><text:tab/>def argsFunc(a, *args):</text:p>
      <text:p text:style-name="P41"><text:tab/><text:tab/><text:tab/><text:tab/> <text:s text:c="5"/>print a</text:p>
      <text:p text:style-name="P41"><text:tab/><text:tab/><text:tab/><text:tab/> <text:s text:c="5"/>print args</text:p>
      <text:p text:style-name="P41"><text:tab/><text:tab/><text:tab/><text:tab/>argsFunc(1, 2, 3, 4)</text:p>
      <text:p text:style-name="P42"><text:tab/><text:tab/><text:tab/><text:tab/>&gt;&gt;&gt;1</text:p>
      <text:p text:style-name="P42"><text:tab/><text:tab/><text:tab/><text:tab/>&gt;&gt;&gt;(2, 3, 4)</text:p>
      <text:p text:style-name="P10"><text:span text:style-name="T15"><text:s text:c="4"/>• 用法</text:span><text:span text:style-name="T19">：调用</text:span><text:span text:style-name="T27">使用</text:span><text:span text:style-name="T18">*args参数</text:span><text:span text:style-name="T27">的</text:span><text:span text:style-name="T19">函数</text:span><text:span text:style-name="T27">时，</text:span><text:span text:style-name="T19">直接</text:span><text:span text:style-name="T28">给参数</text:span><text:span text:style-name="T45">value1</text:span><text:span text:style-name="T46">，</text:span><text:span text:style-name="T45">value2</text:span><text:span text:style-name="T46">，</text:span><text:span text:style-name="T45">value</text:span><text:span text:style-name="T46">3</text:span><text:span text:style-name="T21">。</text:span></text:p>
      <text:h text:style-name="P52" text:outline-level="3"><text:span text:style-name="T8">可变参数**kwargs</text:span><text:span text:style-name="T17">：</text:span></text:h>
      <text:p text:style-name="P19"><text:span text:style-name="T15"><text:s text:c="4"/>• </text:span><text:span text:style-name="T47">** kwargs</text:span><text:span text:style-name="T18">允许我们将可变数量的关键字参数传递给 </text:span><text:span text:style-name="T47">python</text:span><text:span text:style-name="T18">函数</text:span><text:span text:style-name="T23">，</text:span><text:span text:style-name="T18">参数</text:span><text:span text:style-name="T22">在函数内部以字典</text:span><text:span text:style-name="T21">形式存储在</text:span><text:span text:style-name="T48">kwargs</text:span><text:span text:style-name="T21">中</text:span><text:span text:style-name="T30">，</text:span><text:span text:style-name="T29">参数名也可以是**加上其他名字</text:span><text:span text:style-name="T18">。</text:span></text:p>
      <text:p text:style-name="P2"><text:span text:style-name="T15"><text:s text:c="4"/>• 例子</text:span><text:span text:style-name="T19">：</text:span></text:p>
      <text:p text:style-name="P7"><text:span text:style-name="T19"><text:tab/><text:tab/><text:tab/><text:tab/>def </text:span><text:span text:style-name="T25">kwargsF</text:span><text:span text:style-name="T19">unc(**</text:span><text:span text:style-name="T26">kwargs</text:span><text:span text:style-name="T19">):</text:span></text:p>
      <text:p text:style-name="P8"><text:span text:style-name="T19"><text:tab/><text:tab/><text:tab/><text:tab/> <text:s text:c="5"/>print <text:s/></text:span><text:span text:style-name="T26">kwargs</text:span></text:p>
      <text:p text:style-name="P6"><text:span text:style-name="T19"><text:tab/><text:tab/><text:tab/><text:tab/> </text:span><text:span text:style-name="T25">kwargsF</text:span><text:span text:style-name="T19">unc(x=1,y=2,z=3)</text:span></text:p>
      <text:p text:style-name="P43"><text:tab/><text:tab/><text:tab/><text:tab/>&gt;&gt;&gt;{'y': 2, 'x': 1, 'z': 3}</text:p>
      <text:p text:style-name="P9"><text:span text:style-name="T15"><text:s text:c="4"/>• 用法</text:span><text:span text:style-name="T19">：调用</text:span><text:span text:style-name="T27">使用</text:span><text:span text:style-name="T47">**kwargs</text:span><text:span text:style-name="T18">参数</text:span><text:span text:style-name="T27">的</text:span><text:span text:style-name="T19">函数</text:span><text:span text:style-name="T27">时，</text:span><text:span text:style-name="T19">需要采用</text:span><text:span text:style-name="T45">arg1=value1,arg2=value2</text:span><text:span text:style-name="T19">这样的形式。</text:span></text:p>
      <text:h text:style-name="P53" text:outline-level="3"><text:span text:style-name="T8">l</text:span><text:span text:style-name="T10">am</text:span><text:span text:style-name="T14">b</text:span><text:span text:style-name="T10">da表达式</text:span><text:span text:style-name="T17">：</text:span></text:h>
      <text:p text:style-name="P16"><text:span text:style-name="T15"><text:s text:c="4"/>• 匿名函数lambda：是指一类无需定义标识符（函数名）的函数或子程序，是一种简单的、在同一行中定义函数的方法</text:span><text:span text:style-name="T18">。</text:span></text:p>
      <text:p text:style-name="P16"><text:span text:style-name="T15"><text:s text:c="4"/>• </text:span><text:span text:style-name="T19">lam</text:span><text:span text:style-name="T39">b</text:span><text:span text:style-name="T19">da函数一般功能简单，单行expression决定了lambda函数不能完成复杂的逻辑。由于其实现的功能一目了然，不需要专门的名字来说明。</text:span></text:p>
      <text:p text:style-name="P3"><text:span text:style-name="T15"><text:s text:c="4"/>• 基本语法：lam</text:span><text:span text:style-name="T39">b</text:span><text:span text:style-name="T15">da arg1, arg2, arg3 … :&lt;表达式&gt;</text:span></text:p>
      <text:p text:style-name="P44"><text:soft-page-break/><text:s text:c="4"/>• 例子：</text:p>
      <text:p text:style-name="P44"><text:tab/><text:tab/><text:tab/><text:tab/>f=lambda a,b,c,d:a*b*c*d</text:p>
      <text:p text:style-name="P44"><text:tab/><text:tab/><text:tab/><text:tab/>print(f(1,2,3,4))</text:p>
      <text:p text:style-name="P4"><text:span text:style-name="T15"><text:tab/><text:tab/><text:tab/><text:tab/></text:span><text:span text:style-name="Source_20_Text"><text:span text:style-name="T79">&gt;&gt;&gt; </text:span></text:span><text:span text:style-name="Source_20_Text"><text:span text:style-name="T81">24</text:span></text:span></text:p>
      <text:p text:style-name="P4"><text:span text:style-name="Source_20_Text"><text:span text:style-name="T80"/></text:span></text:p>
      <text:p text:style-name="P24"><text:span text:style-name="Source_20_Text"><text:span text:style-name="T79"><text:tab/><text:tab/><text:tab/><text:tab/>g=[lambda a:a*2, lambda b:b*3]</text:span></text:span></text:p>
      <text:p text:style-name="P24"><text:span text:style-name="Source_20_Text"><text:span text:style-name="T79"><text:tab/><text:tab/><text:tab/><text:tab/>print(g[0](5)) <text:s text:c="4"/></text:span></text:span></text:p>
      <text:p text:style-name="P24"><text:span text:style-name="Source_20_Text"><text:span text:style-name="T79"><text:tab/><text:tab/><text:tab/><text:tab/>&gt;&gt;&gt; 1</text:span></text:span><text:span text:style-name="Source_20_Text"><text:span text:style-name="T80">0</text:span></text:span></text:p>
      <text:p text:style-name="P24"><text:span text:style-name="Source_20_Text"><text:span text:style-name="T79"><text:tab/><text:tab/><text:tab/><text:tab/>print(g[1](6))</text:span></text:span></text:p>
      <text:p text:style-name="P25"><text:span text:style-name="Source_20_Text"><text:span text:style-name="T79"><text:tab/><text:tab/><text:tab/><text:tab/>&gt;&gt;&gt; 18</text:span></text:span></text:p>
      <text:p text:style-name="P17"><text:span text:style-name="Source_20_Text"><text:span text:style-name="T78"><text:s text:c="5"/>• </text:span></text:span><text:span text:style-name="Source_20_Text"><text:span text:style-name="T87">主要用法：将lambda函数赋值给一个变量，通过这个变量间接调用该lambda函数。例如，执行语句add=lambda x, y: x+y，定义了加法函数lambda x, y: x+y，并将其赋值给变量add，这样变量add便成为具有加法功能的函数。例如，执行add(1,2)，输出为3。</text:span></text:span></text:p>
      <text:p text:style-name="P25"><text:span text:style-name="Source_20_Text"><text:span text:style-name="T79"><text:tab/><text:tab/><text:tab/></text:span></text:span></text:p>
      <text:h text:style-name="P54" text:outline-level="3"><text:span text:style-name="T9">with...as语句</text:span><text:span text:style-name="T17">：</text:span></text:h>
      <text:p text:style-name="P1"><text:span text:style-name="T15"><text:s text:c="4"/>• python中的with...as...语句类似于try...finally...语句。当我们</text:span><text:span text:style-name="T18">要以读文件的模式打开一个文件对象时，使用Python内置的open()函数，传入文件名和标示符。然后调用read()方法可以一次读取文件的全部内容，最后一步是调用close()方法关闭文件。</text:span></text:p>
      <text:p text:style-name="P13"><text:span text:style-name="T18"><text:tab/><text:tab/><text:tab/><text:tab/>f = open('/home/</text:span><text:span text:style-name="T20">wky</text:span><text:span text:style-name="T18">/test.txt', 'r')</text:span></text:p>
      <text:p text:style-name="P15"><text:span text:style-name="Source_20_Text"><text:span text:style-name="T41"><text:tab/><text:tab/><text:tab/><text:tab/></text:span></text:span><text:span text:style-name="Source_20_Text"><text:span text:style-name="T42">print(</text:span></text:span><text:span text:style-name="Source_20_Text"><text:span text:style-name="T41">f.read()</text:span></text:span><text:span text:style-name="Source_20_Text"><text:span text:style-name="T43">)</text:span></text:span></text:p>
      <text:p text:style-name="P14"><text:span text:style-name="Source_20_Text"><text:span text:style-name="T41"><text:tab/><text:tab/><text:tab/><text:tab/></text:span></text:span><text:span text:style-name="Source_20_Text"><text:span text:style-name="T44">f.close()</text:span></text:span></text:p>
      <text:p text:style-name="P11"><text:span text:style-name="T75"><text:s text:c="4"/>• </text:span>由于文件读写时都有可能产生IOError，一旦出错，后面的f.close()就不会调用。所以，Python引入了with语句来自动帮我们调用close()方法：</text:p>
      <text:p text:style-name="P12"><text:tab/><text:tab/><text:tab/><text:tab/>with open('<text:span text:style-name="T74">/home/</text:span><text:span text:style-name="T76">wky</text:span><text:span text:style-name="T74">/test.txt</text:span>', <text:s/>'r') as f:</text:p>
      <text:p text:style-name="P11"><text:s text:c="3"/><text:tab/><text:tab/><text:tab/><text:tab/> <text:s text:c="7"/>print(f.read())</text:p>
      <text:h text:style-name="P55" text:outline-level="3"><text:span text:style-name="T9">for...</text:span><text:span text:style-name="T11">in</text:span><text:span text:style-name="T9">...</text:span><text:span text:style-name="T13">列表推导式</text:span><text:span text:style-name="T17">：</text:span></text:h>
      <text:p text:style-name="P45"><text:s text:c="4"/>• 快速的创建一个有规律的列表，可以利用 range 区间、元组、列表、字典和集合等数据类型，快速生成一个满足指定需求的列表。</text:p>
      <text:p text:style-name="P20"><text:span text:style-name="T15"><text:s text:c="4"/>• 语法</text:span><text:span text:style-name="T31">：</text:span><text:span text:style-name="T15">list_name = [表达式 for 临时变量 in 可迭代对象 if条件表达式]</text:span><text:span text:style-name="T32">，if条件表达式可以省略。</text:span></text:p>
      <text:p text:style-name="P21"><text:span text:style-name="T15"><text:s text:c="4"/>• 例子</text:span><text:span text:style-name="T31">：</text:span></text:p>
      <text:p text:style-name="P21"><text:span text:style-name="T33"><text:tab/><text:tab/><text:tab/><text:tab/></text:span><text:span text:style-name="T31">names_list = ["Washington", "Trump", "Obama", "bush", "Clinton"]</text:span></text:p>
      <text:p text:style-name="P21"><text:span text:style-name="T31"><text:tab/><text:tab/><text:tab/><text:tab/>list1 = [</text:span><text:span text:style-name="T38">i</text:span><text:span text:style-name="T31"> for </text:span><text:span text:style-name="T38">i</text:span><text:span text:style-name="T31"> in names_list if </text:span><text:span text:style-name="T38">i</text:span><text:span text:style-name="T31">.startswith('W')]</text:span></text:p>
      <text:p text:style-name="P21"><text:span text:style-name="T31"><text:tab/><text:tab/><text:tab/><text:tab/>l</text:span><text:span text:style-name="T38">ist</text:span><text:span text:style-name="T31">2 = [</text:span><text:span text:style-name="T38">i</text:span><text:span text:style-name="T31"> for </text:span><text:span text:style-name="T38">i</text:span><text:span text:style-name="T31"> in names_list if </text:span><text:span text:style-name="T38">i</text:span><text:span text:style-name="T31">.startswith('W') or len(</text:span><text:span text:style-name="T38">i</text:span><text:span text:style-name="T31">) &lt; 5]</text:span></text:p>
      <text:p text:style-name="P22"><text:span text:style-name="T55"><text:tab/><text:tab/><text:tab/><text:tab/>print(list1, l</text:span><text:span text:style-name="T56">ist</text:span><text:span text:style-name="T55">2)</text:span></text:p>
      <text:p text:style-name="P23"><text:span text:style-name="T55"><text:tab/><text:tab/><text:tab/><text:tab/></text:span><text:span text:style-name="T57">&gt;&gt;&gt; ['Washington'] ['Washington', 'bush']</text:span></text:p>
      <text:p text:style-name="P46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9:44.855852960</meta:creation-date>
    <dc:date>2024-04-25T15:28:27.334027205</dc:date>
    <meta:editing-duration>PT16H30M48S</meta:editing-duration>
    <meta:editing-cycles>200</meta:editing-cycles>
    <meta:generator>LibreOffice/6.4.7.2$Linux_X86_64 LibreOffice_project/40$Build-2</meta:generator>
    <meta:document-statistic meta:table-count="0" meta:image-count="0" meta:object-count="0" meta:page-count="4" meta:paragraph-count="80" meta:word-count="1245" meta:character-count="2862" meta:non-whitespace-character-count="2420"/>
  </office:meta>
</office:document-meta>
</file>